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929cm" table:align="right" style:may-break-between-rows="false"/>
    </style:style>
    <style:style style:name="Tableau1.A" style:family="table-column">
      <style:table-column-properties style:column-width="10.929cm"/>
    </style:style>
    <style:style style:name="Tableau1.1" style:family="table-row">
      <style:table-row-properties style:min-row-height="1.191cm"/>
    </style:style>
    <style:style style:name="Tableau1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Gill Sans MT_CCJU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Gill Sans MT_CCJU1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%=SIGNATURE_NOM_CAI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5-24T10:46:19</meta:creation-date>
    <dc:date>2019-10-03T09:33:24.64</dc:date>
    <meta:print-date>2011-05-24T11:00:37</meta:print-date>
    <meta:editing-cycles>16</meta:editing-cycles>
    <meta:editing-duration>PT52M37S</meta:editing-duration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